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谢树强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959e95">1. org文件可以导出为多种</text:a></text:p>
          <text:p text:style-name="Contents_20_1"><text:a xlink:type="simple" xlink:href="#org046e5a7">2. 常用导出</text:a></text:p>
        </text:index-body>
      </text:table-of-content>
      <text:h text:style-name="Heading_20_1" text:outline-level="1" text:is-list-header="false">
<text:bookmark-start text:name="OrgXref.orgf959e95"/>
<text:bookmark text:name="orgf959e95"/>org文件可以导出为多种
<text:bookmark-end text:name="OrgXref.orgf959e95"/></text:h>
      <text:p text:style-name="Text_20_body">PDF,icalendar,odt,htm等
</text:p>
      <text:h text:style-name="Heading_20_1" text:outline-level="1" text:is-list-header="false">
<text:bookmark-start text:name="OrgXref.org046e5a7"/>
<text:bookmark text:name="org046e5a7"/>常用导出
<text:bookmark-end text:name="OrgXref.org046e5a7"/></text:h>
      <text:p text:style-name="Text_20_body">org-latex-export-to-pdf org-latex-export-dispatch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谢树强</dc:creator>
    <meta:initial-creator>谢树强</meta:initial-creator>
    <dc:date>2024-06-17T23:15:11</dc:date>
    <meta:creation-date>2024-06-17T23:15:11</meta:creation-date>
    <meta:generator>Emacs 29.1 (Org mode 9.6.6)</meta:generator>
    <meta:keyword/>
    <dc:subject/>
    <dc:title/>
  </office:meta>
</office:document-meta>
</file>